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3469c" officeooo:paragraph-rsid="00b3469c" style:font-weight-asian="bold"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fo:break-before="page"/>
      <style:text-properties fo:font-weight="bold" officeooo:rsid="00ba1db0" officeooo:paragraph-rsid="00ba1db0" style:font-weight-asian="bold" style:font-weight-complex="bold"/>
    </style:style>
    <style:style style:name="P4" style:family="paragraph" style:parent-style-name="Standard">
      <style:paragraph-properties fo:margin-left="0in" fo:margin-right="0in" fo:margin-top="0in" fo:margin-bottom="0in" style:contextual-spacing="false" fo:orphans="2" fo:widows="2" fo:text-indent="0in" style:auto-text-indent="fals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cf29b" fo:background-color="#f9f9f9" style:font-weight-asian="normal" style:font-weight-complex="normal"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cf29b" officeooo:paragraph-rsid="00acf29b" fo:background-color="#f9f9f9" style:font-weight-asian="normal" style:font-weight-complex="normal"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0955a" fo:background-color="#f9f9f9" style:font-weight-asian="normal"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1cf29" fo:background-color="#f9f9f9" style:font-weight-asian="normal"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1cf29" officeooo:paragraph-rsid="00b1cf29" fo:background-color="#f9f9f9" style:font-weight-asian="normal" style:font-weight-complex="normal"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46da7" officeooo:paragraph-rsid="00b46da7" fo:background-color="#f9f9f9" style:font-weight-asian="normal" style:font-weight-complex="normal"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434a" officeooo:paragraph-rsid="00b6434a" fo:background-color="#f9f9f9" style:font-weight-asian="normal" style:font-weight-complex="normal"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434a" fo:background-color="#f9f9f9" style:font-weight-asian="normal" style:font-weight-complex="normal" loext:padding="0in" loext:border="none"/>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d83b" fo:background-color="#f9f9f9" style:font-weight-asian="normal" style:font-weight-complex="normal" loext:padding="0in" loext:border="none"/>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bf89" officeooo:paragraph-rsid="00b7bf89" fo:background-color="#f9f9f9" style:font-weight-asian="normal" style:font-weight-complex="normal" loext:padding="0in" loext:border="none"/>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c64e" officeooo:paragraph-rsid="00b7c64e" fo:background-color="#f9f9f9" style:font-weight-asian="normal" style:font-weight-complex="normal"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973ed" officeooo:paragraph-rsid="00b7c64e" fo:background-color="#f9f9f9" style:font-weight-asian="normal" style:font-weight-complex="normal"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b712b" officeooo:paragraph-rsid="00bb712b" fo:background-color="#f9f9f9" style:font-weight-asian="normal" style:font-weight-complex="normal"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df8b1" officeooo:paragraph-rsid="00bdf8b1" fo:background-color="#f9f9f9" style:font-weight-asian="normal" style:font-weight-complex="normal" loext:padding="0in" loext:border="none"/>
    </style:style>
    <style:style style:name="P2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ed579" officeooo:paragraph-rsid="00bed579" fo:background-color="#f9f9f9" style:font-weight-asian="normal" style:font-weight-complex="normal" loext:padding="0in" loext:border="none"/>
    </style:style>
    <style:style style:name="P2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4d13" officeooo:paragraph-rsid="00bf4d13" fo:background-color="#f9f9f9" style:font-weight-asian="normal" style:font-weight-complex="normal" loext:padding="0in" loext:border="none"/>
    </style:style>
    <style:style style:name="P2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bd6a" officeooo:paragraph-rsid="00bfbd6a" fo:background-color="#f9f9f9" style:font-weight-asian="normal" style:font-weight-complex="normal" loext:padding="0in" loext:border="none"/>
    </style:style>
    <style:style style:name="P2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bbf4e" officeooo:paragraph-rsid="00abbf4e" fo:background-color="#f9f9f9" style:font-weight-asian="bold" style:font-weight-complex="bold" loext:padding="0in" loext:border="none"/>
    </style:style>
    <style:style style:name="P2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2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P2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1cf29" officeooo:paragraph-rsid="00b1cf29" fo:background-color="#f9f9f9" style:font-weight-asian="bold" style:font-weight-complex="bold" loext:padding="0in" loext:border="none"/>
    </style:style>
    <style:style style:name="P3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3469c" officeooo:paragraph-rsid="00b3469c" fo:background-color="#f9f9f9" style:font-weight-asian="bold" style:font-weight-complex="bold" loext:padding="0in" loext:border="none"/>
    </style:style>
    <style:style style:name="P3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7bf89" officeooo:paragraph-rsid="00b7bf89" fo:background-color="#f9f9f9" style:font-weight-asian="bold" style:font-weight-complex="bold" loext:padding="0in" loext:border="none"/>
    </style:style>
    <style:style style:name="P3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a1db0" officeooo:paragraph-rsid="00ba1db0" fo:background-color="#f9f9f9" style:font-weight-asian="bold" style:font-weight-complex="bold" loext:padding="0in" loext:border="none"/>
    </style:style>
    <style:style style:name="P3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df8b1" officeooo:paragraph-rsid="00bdf8b1" fo:background-color="#f9f9f9" style:font-weight-asian="bold" style:font-weight-complex="bold" loext:padding="0in" loext:border="none"/>
    </style:style>
    <style:style style:name="P3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bf4d13" officeooo:paragraph-rsid="00bf4d13" fo:background-color="#f9f9f9" style:font-weight-asian="bold" style:font-weight-complex="bold" loext:padding="0in" loext:border="none"/>
    </style:style>
    <style:style style:name="P35"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434a" officeooo:paragraph-rsid="00b6434a" style:font-weight-asian="normal" style:font-weight-complex="normal"/>
    </style:style>
    <style:style style:name="P36"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d83b" officeooo:paragraph-rsid="00b6d83b" style:font-weight-asian="normal" style:font-weight-complex="normal"/>
    </style:style>
    <style:style style:name="P37"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c64e" style:font-weight-asian="normal" style:font-weight-complex="normal"/>
    </style:style>
    <style:style style:name="P3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bd6a" officeooo:paragraph-rsid="00bfbd6a" fo:background-color="#f9f9f9" style:font-weight-asian="normal" style:font-weight-complex="normal" loext:padding="0in" loext:border="none"/>
    </style:style>
    <style:style style:name="P3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1a3a4" officeooo:paragraph-rsid="00c1a3a4" fo:background-color="#f9f9f9" style:font-weight-asian="normal" style:font-weight-complex="normal" loext:padding="0in" loext:border="none"/>
    </style:style>
    <style:style style:name="P40"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41"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4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3496f" officeooo:paragraph-rsid="00c3496f" fo:background-color="#f9f9f9" style:font-weight-asian="normal" style:font-weight-complex="normal" loext:padding="0in" loext:border="none"/>
    </style:style>
    <style:style style:name="P43"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3496f" officeooo:paragraph-rsid="00c3496f" fo:background-color="#f9f9f9" style:font-weight-asian="bold" style:font-weight-complex="bold" loext:padding="0in" loext:border="non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style:font-name="Roboto" fo:font-size="10.5pt" fo:letter-spacing="normal" fo:font-style="normal" officeooo:rsid="00b1cf29" fo:background-color="#f9f9f9" loext:char-shading-value="0" loext:padding="0in" loext:border="none"/>
    </style:style>
    <style:style style:name="T3" style:family="text">
      <style:text-properties fo:font-variant="normal" fo:text-transform="none" fo:color="#030303" loext:opacity="100%" style:font-name="Roboto" fo:font-size="10.5pt" fo:letter-spacing="normal" fo:font-style="normal" fo:background-color="#f9f9f9" loext:char-shading-value="0" loext:padding="0in" loext:border="none"/>
    </style:style>
    <style:style style:name="T4" style:family="text">
      <style:text-properties fo:font-variant="normal" fo:text-transform="none" fo:color="#030303" loext:opacity="100%" style:font-name="Roboto" fo:font-size="10.5pt" fo:letter-spacing="normal" fo:font-style="normal" officeooo:rsid="00b6d83b" fo:background-color="#f9f9f9" loext:char-shading-value="0" loext:padding="0in" loext:border="none"/>
    </style:style>
    <style:style style:name="T5" style:family="text">
      <style:text-properties fo:font-variant="normal" fo:text-transform="none" fo:color="#030303" loext:opacity="100%" style:font-name="Roboto" fo:font-size="10.5pt" fo:letter-spacing="normal" fo:font-style="normal" officeooo:rsid="00b7c64e" fo:background-color="#f9f9f9" loext:char-shading-value="0" loext:padding="0in" loext:border="none"/>
    </style:style>
    <style:style style:name="T6" style:family="text">
      <style:text-properties fo:font-variant="normal" fo:text-transform="none" fo:color="#030303" loext:opacity="100%" style:font-name="Roboto" fo:font-size="10.5pt" fo:letter-spacing="normal" fo:font-style="normal" officeooo:rsid="00b973ed" fo:background-color="#f9f9f9" loext:char-shading-value="0" loext:padding="0in" loext:border="none"/>
    </style:style>
    <style:style style:name="T7" style:family="text">
      <style:text-properties fo:font-variant="normal" fo:text-transform="none" fo:color="#030303" loext:opacity="100%" fo:letter-spacing="normal" fo:background-color="#f9f9f9" loext:char-shading-value="0" loext:padding="0in" loext:border="none"/>
    </style:style>
    <style:style style:name="T8"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9" style:family="text">
      <style:text-properties officeooo:rsid="0024db6e"/>
    </style:style>
    <style:style style:name="T10" style:family="text">
      <style:text-properties officeooo:rsid="00263424"/>
    </style:style>
    <style:style style:name="T11" style:family="text">
      <style:text-properties officeooo:rsid="00280aef"/>
    </style:style>
    <style:style style:name="T12" style:family="text">
      <style:text-properties officeooo:rsid="002b8b13"/>
    </style:style>
    <style:style style:name="T13" style:family="text">
      <style:text-properties officeooo:rsid="00311ad4"/>
    </style:style>
    <style:style style:name="T14" style:family="text">
      <style:text-properties officeooo:rsid="00329d31"/>
    </style:style>
    <style:style style:name="T15" style:family="text">
      <style:text-properties officeooo:rsid="00369cb2"/>
    </style:style>
    <style:style style:name="T16" style:family="text">
      <style:text-properties officeooo:rsid="0037bf66"/>
    </style:style>
    <style:style style:name="T17" style:family="text">
      <style:text-properties officeooo:rsid="00398ccc"/>
    </style:style>
    <style:style style:name="T18" style:family="text">
      <style:text-properties officeooo:rsid="003b76ad"/>
    </style:style>
    <style:style style:name="T19" style:family="text">
      <style:text-properties officeooo:rsid="003e4ab9"/>
    </style:style>
    <style:style style:name="T20" style:family="text">
      <style:text-properties officeooo:rsid="00413ce0"/>
    </style:style>
    <style:style style:name="T21" style:family="text">
      <style:text-properties officeooo:rsid="0041934d"/>
    </style:style>
    <style:style style:name="T22" style:family="text">
      <style:text-properties officeooo:rsid="0041e2fb"/>
    </style:style>
    <style:style style:name="T23" style:family="text">
      <style:text-properties officeooo:rsid="004336a5"/>
    </style:style>
    <style:style style:name="T24" style:family="text">
      <style:text-properties officeooo:rsid="00442b18"/>
    </style:style>
    <style:style style:name="T25" style:family="text">
      <style:text-properties officeooo:rsid="0045e0ef"/>
    </style:style>
    <style:style style:name="T26" style:family="text">
      <style:text-properties fo:font-weight="normal" style:font-weight-asian="normal" style:font-weight-complex="normal"/>
    </style:style>
    <style:style style:name="T27" style:family="text">
      <style:text-properties fo:font-weight="normal" officeooo:rsid="00ad4e63" style:font-weight-asian="normal" style:font-weight-complex="normal"/>
    </style:style>
    <style:style style:name="T28" style:family="text">
      <style:text-properties officeooo:rsid="00bc4e32"/>
    </style:style>
    <style:style style:name="T29" style:family="text">
      <style:text-properties officeooo:rsid="00bed579"/>
    </style:style>
    <style:style style:name="T30" style:family="text">
      <style:text-properties officeooo:rsid="00bfbd6a"/>
    </style:style>
    <style:style style:name="T31" style:family="text">
      <style:text-properties officeooo:rsid="00c27907"/>
    </style:style>
    <style:style style:name="T32" style:family="text">
      <style:text-properties officeooo:rsid="00c349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4"><text:span text:style-name="T1">Below are the topics we will be discussing in the video: ​ </text:span><text:a xlink:type="simple" xlink:href="https://www.youtube.com/watch?v=4nTh3AP6knM&amp;t=0s" text:style-name="Internet_20_link" text:visited-style-name="Visited_20_Internet_20_Link"><text:span text:style-name="T8">00:00:00</text:span></text:a><text:span text:style-name="T7"> </text:span><text:span text:style-name="T1">What is design thinking </text:span><text:a xlink:type="simple" xlink:href="https://www.youtube.com/watch?v=4nTh3AP6knM&amp;t=462s" text:style-name="Internet_20_link" text:visited-style-name="Visited_20_Internet_20_Link"><text:span text:style-name="T8">00:07:42</text:span></text:a><text:span text:style-name="T7"> </text:span><text:span text:style-name="T1">Dt process </text:span><text:a xlink:type="simple" xlink:href="https://www.youtube.com/watch?v=4nTh3AP6knM&amp;t=1018s" text:style-name="Internet_20_link" text:visited-style-name="Visited_20_Internet_20_Link"><text:span text:style-name="T8">00:16:58</text:span></text:a><text:span text:style-name="T7"> </text:span><text:span text:style-name="T1">DT steps </text:span><text:a xlink:type="simple" xlink:href="https://www.youtube.com/watch?v=4nTh3AP6knM&amp;t=1660s" text:style-name="Internet_20_link" text:visited-style-name="Visited_20_Internet_20_Link"><text:span text:style-name="T8">00:27:40</text:span></text:a><text:span text:style-name="T7"> </text:span><text:span text:style-name="T1">Empathy mapping </text:span><text:a xlink:type="simple" xlink:href="https://www.youtube.com/watch?v=4nTh3AP6knM&amp;t=1980s" text:style-name="Internet_20_link" text:visited-style-name="Visited_20_Internet_20_Link"><text:span text:style-name="T8">00:33:00</text:span></text:a><text:span text:style-name="T7"> </text:span><text:span text:style-name="T1">DT and agile</text:span></text:p>
      <text:p text:style-name="P5"/>
      <text:p text:style-name="P5"><text:span text:style-name="T19">D</text:span>alam <text:span text:style-name="T19">kelas</text:span> ini kita akan mempelajari segala sesuatu tentang design thinking.</text:p>
      <text:p text:style-name="P5"/>
      <text:p text:style-name="P5">kita akan memulai video ini dengan apa itu design thinking kemudian kita akan <text:span text:style-name="T20">membahas </text:span><text:span text:style-name="T21">bagaimana </text:span>proses design thinking secara detail.</text:p>
      <text:p text:style-name="P5"/>
      <text:p text:style-name="P5">selanjutnya kita akan melihat apa saja langkah-langkah <text:span text:style-name="T9">design thinking</text:span> dan apa <text:span text:style-name="T22">yang dimaksud dengan </text:span>empati <text:span text:style-name="T13">map</text:span><text:span text:style-name="T23">ping</text:span>.</text:p>
      <text:p text:style-name="P5"/>
      <text:p text:style-name="P5"><text:span text:style-name="T23">Dan </text:span>akhirnya <text:span text:style-name="T9">kita</text:span> akan menyimpulkan <text:span text:style-name="T10">pembelajaran </text:span>ini dengan menggabungkan <text:span text:style-name="T11">design thinking</text:span> dan <text:span text:style-name="T24">metode </text:span>agile .</text:p>
      <text:p text:style-name="P5"/>
      <text:p text:style-name="P5">tetapi sebelum itu, saya <text:span text:style-name="T15">ingin </text:span>memberi tahu Anda beberapa fakta <text:span text:style-name="T25">menarik </text:span>berdasarkan pertumbuhan <text:span text:style-name="T16">kebutuhan</text:span> pekerjaan di tahun 2021, linkedin menegaskan bahwa <text:span text:style-name="T17">skill</text:span> yang paling diminati adalah pengembangan web, seo, design thinking, u<text:span text:style-name="T18">i/ux designer</text:span> dan visualisasi data.</text:p>
      <text:p text:style-name="P5"/>
      <text:p text:style-name="P5"><text:span text:style-name="T14">Pada </text:span>sesi ini kita akan membahas apa itu design thinking.</text:p>
      <text:p text:style-name="P5">kasus penggunaan design thinking.</text:p>
      <text:p text:style-name="P5">mengapa design thinking itu penting.</text:p>
      <text:p text:style-name="P5"><text:span text:style-name="T12">Design thinking</text:span> <text:span text:style-name="T12">proses </text:span>dan</text:p>
      <text:p text:style-name="P5">empat pilar design think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text:soft-page-break/>Apa itu design thinking dan kenapa sangat populer?</text:p>
      <text:p text:style-name="P6"/>
      <text:p text:style-name="P6">sekarang ini banyak orang dan banyak perusahaan ngomongin tentang design thinking. Sebenernya apa sih yang dimaksud dengan design thinking?</text:p>
      <text:p text:style-name="P6"/>
      <text:p text:style-name="P6">Yuk kita cari tau.</text:p>
      <text:p text:style-name="P6"/>
      <text:p text:style-name="P6">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6"/>
      <text:p text:style-name="P6">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6"/>
      <text:p text:style-name="P6">Lalu apa sebenarnya yang dimaksud dengan design thinking ini? Kalo berdasarkan terjemahannya maka, cara atau proses berpikir ala designer. Ya kan? Memang seperti apa sih seorang designer itu berpikir? </text:p>
      <text:p text:style-name="P6"/>
      <text:p text:style-name="P6">Beberapa dari kita mungkin berpikir bahwa seorang designer seseorang yang kerjaan nya adalah membuat sebuah produk jadi lebih menarik dari sisi estetika, sehingga menjadi lebih diinginkan oleh customer.</text:p>
      <text:p text:style-name="P6"/>
      <text:p text:style-name="P6">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6"/>
      <text:p text:style-name="P6">Nah aspek human centered inilah yang membuat design thinking berbeda dengan pendekatan inovasi lain yang berpusat pada teknologi atau pesaing. </text:p>
      <text:p text:style-name="P6"/>
      <text:p text:style-name="P6">Walaupun begitu bukan berarti design thinking itu mengacuhkan teknologi atau kondisi pasar, hanya saja kepuasan customer itu ditempatkan sebagai prioritas nomer satu disitu. </text:p>
      <text:p text:style-name="P6"/>
      <text:p text:style-name="P6">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6"/>
      <text:p text:style-name="P6">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6"/>
      <text:p text:style-name="P6">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5"/>
      <text:p text:style-name="P5"><text:s/></text:p>
      <text:p text:style-name="P5"/>
      <text:p text:style-name="P27">Asal usul dan perkembangan design thinking</text:p>
      <text:p text:style-name="P9"/>
      <text:p text:style-name="P9">design thinking sudah menjadi tren dalam dunia inovasi korporat pada saat ini. Tapi sebenarnya bagaimana sih asal mula dari design thinking itu sendiri dan bagaimana perkembangan nya dari waktu-waktu?</text:p>
      <text:p text:style-name="P9"/>
      <text:p text:style-name="P9">Design thinking memang menjadi sangat populer atau masuk dalam mainstream dunia bisnis itu sekitar akhir tahun 2000-an.</text:p>
      <text:p text:style-name="P9"/>
      <text:p text:style-name="P9">Tapi sebenarnya istilah design thinking sendiri sebagai metode pemecahan kreatif pertama kali diperkenalkan di awal dekade 1980-an.</text:p>
      <text:p text:style-name="P9"/>
      <text:p text:style-name="P9">Istilah design thinking berasal dari akademisi-akademisi seperti bryan lawson, nigel cross yang mengamati bagaiman desginer seperti arsitek itu memecahkan permasalahan dengan pola pikir yang berbeda dengan para scientist atau engineer yang ada pada saat itu.</text:p>
      <text:p text:style-name="P9"/>
      <text:p text:style-name="P9">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p>
      <text:p text:style-name="P9"/>
      <text:p text:style-name="P9">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p>
      <text:p text:style-name="P9"/>
      <text:p text:style-name="P9">Ideal saat itu perusahaan konsultan dan dalam bidang design produk dan industri merupakan salah satu perusahaan pertama yang sukses mengadopsi design thinking untuk memecahkan wicked problems ini, dalam konteks bisnis tentu saja.</text:p>
      <text:p text:style-name="P9"/>
      <text:p text:style-name="P27"><text:span text:style-name="T26">Yang dilakukan oleh ideal dalam menggunakan design thinking untuk membingkai ulang wicked problems menjadi masalah yang human </text:span><text:span text:style-name="T27">centric dan fokus terhadap apa yang paling penting bagi customer, sehingga mereka mampu menghasilkan produk-produk yang akhirnya sukses besar di pasar.</text:span></text:p>
      <text:p text:style-name="P8"/>
      <text:p text:style-name="P7">Nah akhirnya diawal dekade 2000, mulailah diterbitkan proses-proses design thinking yang dibakukan oleh berbagai civitas akademika, demikian juga praktisi.</text:p>
      <text:p text:style-name="P7"/>
      <text:p text:style-name="P7">Contoh nya ideal mulai mempopulerkan design thinking dengan proses 3 tahap nya yaitu, inspiration, ideating, dan implementing. </text:p>
      <text:p text:style-name="P7"/>
      <text:p text:style-name="P7">Selain itu standford university d.school juga menerbitkan proses dengan 5 tahapan nya yang mana sekarang ini menjadi salah satu rujukan terpopuler sampai hari ini. </text:p>
      <text:p text:style-name="P7"><text:soft-page-break/></text:p>
      <text:p text:style-name="P7">Yaitu, empathize, define, ideate, prototype dan test. </text:p>
      <text:p text:style-name="P7"/>
      <text:p text:style-name="P7">Di dekade 2010-an design thinking mulai menjadi mainstream dan variasi-variasi baru juga terus bermunculan, seperti proses 4 tahap yang dikembangkan profesor liedtka dari university of virginia yaitu, what-is, what-if, what-wows, dan what-works.</text:p>
      <text:p text:style-name="P7"/>
      <text:p text:style-name="P7">Begitulah kurang lebih sejarah singkat terkait perkembangan design thinking.</text:p>
      <text:p text:style-name="P7"/>
      <text:p text:style-name="P7">Intinya proses design thinking selalu berevolusi untuk mengatasi wicked problems yang memang semakin hari semakin kesini menjadi semakin menantang.</text:p>
      <text:p text:style-name="P7"/>
      <text:p text:style-name="P7"/>
      <text:p text:style-name="P7"/>
      <text:p text:style-name="P28">5 tahapan design thinking </text:p>
      <text:p text:style-name="P28"/>
      <text:p text:style-name="P7">ada banyak sekali variasi terkait proses atau tahapan dalam melakukan design thinking. Salah satunya paling popular adalah proses 5 tahap yang dikembangkan oleh standford university d.school. </text:p>
      <text:p text:style-name="P7"/>
      <text:p text:style-name="P7">5 tahap dalam proses tersebut adalah empathize, define, ideate, prototype, dan testing.</text:p>
      <text:p text:style-name="P7"/>
      <text:p text:style-name="P7">Mempratekkan kelima tahapan ini akan membantu kita untuk mengaplikasikan kreativitas dalam menyelesaikan permasalahan real secara efektif.</text:p>
      <text:p text:style-name="P7"/>
      <text:p text:style-name="P10">Mari kita bahas tahapan-tahapan nya.</text:p>
      <text:p text:style-name="P10"/>
      <text:p text:style-name="P11">Kita mulai dari 2 tahapan yang pertama yaitu empathy dan define. Pada 2 tahapan ini, kita akan memahai permasalahan yang ada sebelum mencari solusinya, nah ini penting.</text:p>
      <text:p text:style-name="P11"/>
      <text:p text:style-name="P11">Karena kebanyakan orang tidak menggunakan design thinking itu tidak begitu berupaya memahami permasalahan sebelum cari solusi. Banyak dari mereka bahkan mencoba memahami permasalahan itu hanya dari sudut pandang mereka aja, bukan dari sudut pandang nya si customer, atau stakeholder yang mengalami masalah. Sehingga akhirnya masalah nya teridentifikasi itu bisa jadi ga tajem atau bahkan salah.</text:p>
      <text:p text:style-name="P11"/>
      <text:p text:style-name="P11">Sekarang kita mulai dari tahap yang pertama yaitu, empathize, di tahap empathize ini kita fokus benar-benar memahami perspektif dan perasaan customer, kita cari tau keluhannya, apa yang jadi keinginannya dan hal-hal lain sehingga kita mendapatkan insight terkait apasih yang menjadi tantangan dan aspirasi.</text:p>
      <text:p text:style-name="P11"/>
      <text:p text:style-name="P11">Selanjutnya pada tahap berikutnya yaitu define, kita kemudian identifikasi apa masalah utama yang mereka miliki dan kita ingin bantu untuk pecahkan dan kita perlu definisikan masalah tersebut dari sudut pandang customer. </text:p>
      <text:p text:style-name="P11"/>
      <text:p text:style-name="P11">Dengan kita melakukan tahap 1 dan 2 ini kita akhirnya memiliki pemahaman yang mendalam terkait permasalahan yang dialami customer yang kita ingin bantu.</text:p>
      <text:p text:style-name="P11"/>
      <text:p text:style-name="P12">Nah kemudian, masuk ke tahap ketiga, yaitu ideate. Disini fokus kita cari solusi untuk memecahkan masalah yang sudah kita definisikan sebelumnya. Dan tahap ini kita dan tim menantang dan membebaskan sesama untuk berpikir luas dan kreatif dan sebaiknya kita lakukan dengan tim yang heterogen agar ide yang dikumpulkan itu bisa lebih kaya.</text:p>
      <text:p text:style-name="P12"/>
      <text:p text:style-name="P12"/>
      <text:p text:style-name="P12"/>
      <text:p text:style-name="P13"><text:soft-page-break/>Prinsip utama dalam melakukan ideation adalah menunda penilaian solusi, jadi diawal kita perluas eksplorasi ide sebanyak mungkin, kemungkinan-kemungkinan solusi termasuk ide-ide yang gila, atau liar. Dan penting bagi kita untuk membuang ide gila hanya karna mungkin itu dianggap tidak masuk akal, karena itulah cara kita untuk mendapatkan ide yang out of the box. </text:p>
      <text:p text:style-name="P12"/>
      <text:p text:style-name="P13">Nah setelah terkumpul banyak ide, baru kemudian kita lakukan penilaian atau penyaringan solusi sehingga kita bisa came up dengan satu, dua atau tiga ide yang lain.</text:p>
      <text:p text:style-name="P12"/>
      <text:p text:style-name="P13">Ide solusi yang kita pilih itu kemudian kita kembangkan di tahap empat dan lima, yaitu prototype dan testing. </text:p>
      <text:p text:style-name="P12"/>
      <text:p text:style-name="P13">Jadi kita kembangkan ide tersebut menjadi prototype atau representasi kongkrit yang bisa di indera. Dan kita bisa test atau ujia coba kan dengan real customer untuk mendapatkan feedback dari mereka.</text:p>
      <text:p text:style-name="P12"/>
      <text:p text:style-name="P13">Lalu apa selanjutnya? Apa sudah selesai proses design thinking nya? Tentu saja tidak. Berdasarkan umpan balik yang kita dapat, kita lakukan iterasi lagi untuk memperbaiki solusi nya.</text:p>
      <text:p text:style-name="P12"><text:s/></text:p>
      <text:p text:style-name="P12"/>
      <text:p text:style-name="P13">kita mulai lagi iterasi nya dari awal, atau mungkin kembali ke prototyping, ideating, define, bahkan kembali ke empati. </text:p>
      <text:p text:style-name="P12"/>
      <text:p text:style-name="P13">Kemudian, setelah kita melakukan iterasi lagi, diulangi lagi sampai kemudian kita sampai pada satu titik meyakini bahwa apa yang kita ingin selesaikan benar-benar punya solusi dan itu sudah divalidasi oleh si customer. </text:p>
      <text:p text:style-name="P12"/>
      <text:p text:style-name="P13">Nah pengulangan inilah yang menjadi kunci kesuksesan dari design thinking.</text:p>
      <text:p text:style-name="P12"/>
      <text:p text:style-name="P13">Seperti itulah gambaran dari 5 tahapan design thinking, yang sebenarnya itu bukan tahapan yang linear ya, melainkan sebuah proses yang dinamis dan iteratif.</text:p>
      <text:p text:style-name="P13"/>
      <text:p text:style-name="P13"/>
      <text:p text:style-name="P29"/>
      <text:p text:style-name="P2"><text:span text:style-name="T2">K</text:span><text:span text:style-name="T3">enapa perusahaan butuh design thinking untuk berinovasi?</text:span></text:p>
      <text:p text:style-name="P30"/>
      <text:p text:style-name="P14">Design thinking sangatlah penting untuk perusahaan saat ini, karena semakin kesini, keunggulan kompetitif yang dimiliki oleh perusahaan itu semakin pendek masa guna nya. </text:p>
      <text:p text:style-name="P14"/>
      <text:p text:style-name="P14"/>
      <text:p text:style-name="P14">Artinya ketika suatu perusahaan itu sukses, dia berhasil mendapat keunggulan kompetitif di pasar, misalnya karena mungkin dia punya inovasi produk yang bagus, nah waktunya itu tidak lama sebelum perusahaan lain merebut keunggulan kompetitif itu dari dia.</text:p>
      <text:p text:style-name="P14"/>
      <text:p text:style-name="P14">Selain itu, di era bisnis saat ini, sepertinya semakin susah kita memprediksi datang nya pesaing, karena mereka tidak selalu datang dari industri yang sama. Pesaing itu bisa datang dari perusahaan yang sama sekali berbeda bahkan dari perusahaan startup yang bahkan kita tidak pernah dengar nama nya.</text:p>
      <text:p text:style-name="P14"/>
      <text:p text:style-name="P15">Contoh nya, misalnya kita kenal airbnb yang mendistrupsi industri perhotelan, atau apple yang mendistrupsi industri musik, atau gojek yang mendistrupsi industri transportasi hanya dalam waktu yang relatif singkat. Nah itulah sebabnya perusahaan itu perlu lebih cepat <text:s/>dan kreatif dalam berinovasi agar bisa terus mempertahankan keunggulan kompetitif yang dimiliki.</text:p>
      <text:p text:style-name="P15"><text:soft-page-break/>Dan design thinking menjadi cara berinovasi yang sangat tepat untuk menghadapi tantangan itu.</text:p>
      <text:p text:style-name="P15"/>
      <text:p text:style-name="P15">Apasih yang menjadi nilai tambah dari design thinking? Jawaban nya adalah karena pendekatan inovasi nya yang human centric atau customer centric.</text:p>
      <text:p text:style-name="P15"/>
      <text:p text:style-name="P15">Nah emang inovasi yang nggak customer centric itu yang bagaimana? Misalnya inovasi yang fokus nya pada pesaing. Ada perusahaan yang berinovasi pada fokus yang seperti itu, jadi dia menjadikan pesaing dalam industri mereka itu sebagai acuan inovasi, ya sebagai mengacu base practice pada industri atau tren yang dilakukan oleh para pesaing. Yang menjadi prioritas yang fokus nya pada pesaing ini adalah mengeluarkan inovasi lebih cepat dibandingkan pesaing, sekecil apapun inovasi tersebut.</text:p>
      <text:p text:style-name="P15"/>
      <text:p text:style-name="P15">Contoh kedua adalah, inovasi yang fokusnya pada teknologi. Nah perusahaan yang berinovasi pada fokus ini, menjadikan perkembangan teknologi dan kapabilitas perusahaan sebagai acuan inovasi. Jadi mereka mulai inovasi itu dengan menentukan teknologi itu dengan teknologi terkini, teknologi yang terbaik pada saat ini yang mereka bisa manfaat kan. </text:p>
      <text:p text:style-name="P15"/>
      <text:p text:style-name="P15">Yang jadi prioritas perusahaan yang fokus nya pada teknologi ini adalah mengeluarkan inovasi dengan teknologi yang paling mutakhir.</text:p>
      <text:p text:style-name="P15"/>
      <text:p text:style-name="P15">Nah yang jadi masalah, dari kedua pendekatan yang saya sampaikan tadi, adalah bahwa base practice teknologi terkini itu kan belum tentu memberikan value yang diinginkan oleh customer kan? Sehingga sering kali menjadi kurang efektif untuk meraih keunggulan kompetitif secara signifikan. Dan kedua pendekatan tadi, bisa menjadi semakin tidak efektif di era saat ini karena namanya base practice dalam industri, juga teknologi, itu berubahnya sangat cepat. Sehingga susah untuk dijadikan sebagai acuan.</text:p>
      <text:p text:style-name="P15"/>
      <text:p text:style-name="P15">Oleh karena itu, yang paling bisa menjadi pegangan yang terpercaya adalah, keinginan dari customer. Dan yang sebaiknya jadi fokus perusahaan adalah meraih keunggulan kompetitif dengan menangkap peluang bisnis baru dari keinginan customer yang belum terpenuhi. Dan itulah yang bisa kita lakukan dengan design thiking.</text:p>
      <text:p text:style-name="P15"/>
      <text:p text:style-name="P15">Design thinking sendiri adalah sebuah proses inovasi yang sering kali menghasilkan inovasi terobosan karena orientasi nya pada apa yang memang belum diketahui dibandingkan apa yang sudah diketahui oleh banyak orang termasuk oleh customer itu sendiri.</text:p>
      <text:p text:style-name="P15"/>
      <text:p text:style-name="P35"><text:span text:style-name="T3">Contohnya dalam memahami keinginan customer, berbeda dengan pendekatan tradisional yang fokus nya menjawab, apasih yang customer butuhkan? Design thinking itu fokus menggali apa yang customer miliki kebutuhan, tetapi dia belum sadar akan kebutuhan itu, </text:span><text:span text:style-name="T4">maka </text:span><text:span text:style-name="T3">seorang design thinker itu tidak sekedar </text:span><text:span text:style-name="T4">menanyakan apasih yang anda inginkan, tapi mereka melakukan investigasi yang sangat dalam terkait perilaku customer, seperti hal-hal yang biasa mereka lakukan, atau keluhkan dan alasan dibalik semua itu.</text:span></text:p>
      <text:p text:style-name="P16"/>
      <text:p text:style-name="P17">Maka dari itu design thinking lebih memungkinkan untuk menemukan kebutuhan yang selama ini belum begitu disadari atau dipenuhi oleh pasar.</text:p>
      <text:p text:style-name="P17"/>
      <text:p text:style-name="P17">Contoh lainnya dalam mengembangkan solusi, seorang design thinker itu menyadari bahwa tidak memungkinkan untuk kita menghasilkan solusi yang tepat dalam sekali jalan.</text:p>
      <text:p text:style-name="P17"/>
      <text:p text:style-name="P36"><text:span text:style-name="T3">Melainkan seorang design thinker mengembangkan solusi nya secara iteratif dan eksperimentatif dengan menguji coba kan, dengan prototype nya yang beberapa kali harus di iterasi, sampai kemudian ketemu sebuah solusi yang benar-benar bukan sekedar berbeda dari yang lain, tapi juga menyelesaikan masalah dari customer. Memberikan value yang paling </text:span><text:soft-page-break/><text:span text:style-name="T3">berharga kepada customer yang belum pernah ditawarkan oleh pesaing lain dalam industrinya. </text:span></text:p>
      <text:p text:style-name="P17"/>
      <text:p text:style-name="P17">Kesimpulannya design thinking itu sangat penting untuk dikuasai oleh perusahaan saat ini agar lebih mampu memperoleh keunggulan kompetitif yang signifikan yang menciptakan peluang-peluang bisnis baru yang mana orang lain belum bisa tangkap.</text:p>
      <text:p text:style-name="P17"/>
      <text:p text:style-name="P17">Itulah mengapa design thinking begitu penting untuk dimiliki oleh perusahaan pada saat ini.</text:p>
      <text:p text:style-name="P17"/>
      <text:p text:style-name="P17"/>
      <text:p text:style-name="P31">Keuntungan menggunakan design thinking</text:p>
      <text:p text:style-name="P31"/>
      <text:p text:style-name="P18">bagi kebanyakan orang pertama kali berinovasi menggunakan design thinking mungkin terasa canggung atau kurang nyaman, karena rangkaian proses nya yang sangat berbeda dari proses inovasi tradisional yang cenderung linear dan berdasarkan perencanaan yang detail. </text:p>
      <text:p text:style-name="P18"/>
      <text:p text:style-name="P18">Pertama-tama bisa terasa berantakan, karena memang dalam design thinking itu banyak ketidakpastiannya. Walaupun pada akhirnya para design thinker mengakui bahwa rangkaian proses nya itu masuk akal dan mampu mencapai hasil yang diingankan.</text:p>
      <text:p text:style-name="P18"/>
      <text:p text:style-name="P18">Lebih luas dari itu, perusahaan juga merasakan berbagai manfaat dari memanfaatkan design thinking di perusahaan. Baik itu manfaat financial, maupun manfaat non financial. </text:p>
      <text:p text:style-name="P18"/>
      <text:p text:style-name="P18">Contohnya, riset dari mckinsey <text:s/>di tahun 2018 itu menemukan bahwa perusahaan yang secara intensif menerapkan design thinking itu menikmati rata-rata pertumbuhan tahunan hingga 10%, jauh diatas rata-rata indsutri yang hanya sampai 6% saja. </text:p>
      <text:p text:style-name="P18"/>
      <text:p text:style-name="P18">Demikian juga dengan dividen yang diterima oleh pemegang saham, ternyata perusahaan-perusahaan itu, bisa menikmati pertumbuhan tahunan itu hingga 21%. jauh diatas rata-rata industri yang sekedar hanya 12-16% saja pertumbuhan tahunan nya.</text:p>
      <text:p text:style-name="P18"/>
      <text:p text:style-name="P18">Bicara soal keuntungan financial, banyak riset yang menunjukkan bahwa design thinking itu mampu meningkatkan pengembalian investasi-inovasi perusahaan.</text:p>
      <text:p text:style-name="P18"/>
      <text:p text:style-name="P18">Contohnya dalam sebuah artikel forbes. Perusahaan riset Forrester itu mengamati bahwa perusahaan-perusahaan yang sudah matang dalam menerapkan design thinking mampu mencapai pengembalian investasi sebesar 71%-107% secara konsisten.</text:p>
      <text:p text:style-name="P18"/>
      <text:p text:style-name="P18">Jadi bagaimana design thinking dapat meningkatkan pengembalian investasi.</text:p>
      <text:p text:style-name="P18"/>
      <text:p text:style-name="P18">Sederhana nya, pertama design thinking mampu menurunkan biaya invesatsi dalam berinovasi. Kedua, mampu meningkatkan kesuksesan inovasi yang dihasilkan.</text:p>
      <text:p text:style-name="P18"/>
      <text:p text:style-name="P18">Terkait biaya inovasi tadi, sebenarnya design thinking yang turunkan itu adalah resiko dan biaya kegagalan nya. Seperti sebagian dari kita yang sudah menerapkan design thinking, sangat tau bahwa design thinking itu mencegah kita untuk berinvestasi tinggi terhadap sesuatu solusi, ketika ketidakpastian atau resiko nya itu masih tinggi.</text:p>
      <text:p text:style-name="P18"/>
      <text:p text:style-name="P18">Maka pada saat melakukan iterasi awal, kita cukup membuat prototype, yang tidak mahal dan melakukan testing secara sederhana, karena tujuan nya masih untuk mendapatkan pembelajaran mengenai customer itu sendiri.</text:p>
      <text:p text:style-name="P18"/>
      <text:p text:style-name="P18"><text:soft-page-break/>Setelah beberapa kali iterasi, dan resiko ketidakpastian itu sudah menurun, baru kita berani investasi lebih tinggi lagi. Karena kemungkinan akan harus berubah solusinya kan juga sudah menurun kan, sehingga biaya investasi juga akan bisa lebih terkontrol.</text:p>
      <text:p text:style-name="P18"/>
      <text:p text:style-name="P18">Selain itu, karena solusinya itu sudah di uji coba kan beberapa kali dengan customer, maka kemungkinan inovasi nya sukses diadopsi oleh customer otomatis juga akan naik, karena sudah tervalidasi oleh customer itu sendiri. Akhirnya pengembalian investasi nya jadi jauh lebih tinggi dibandingkan proses inovasi tradisional yang mana biaya investasi nya tidak disesusaikan dengan level resiko dan kemungkinan sukses nya hanya didasarkan pada asumsi dari yang melakukannya.</text:p>
      <text:p text:style-name="P18"/>
      <text:p text:style-name="P18">Keuntungan dari aspek non-financial nya ternyata perusahaan juga mendapatkan banyak keuntungan dengan mengimplementasikan design thinking. Peneliti dari unversity of virginia, pernah melakukan riset kualitatif terkait dampak implementasi design thinking terhadap karyawan dalam sebuah organisasi. </text:p>
      <text:p text:style-name="P18"/>
      <text:p text:style-name="P18">Dan salah satu dampak positif yang ditemukan adalah peningkatan engagement dari karyawan terhadap kesuksesan organisasi.</text:p>
      <text:p text:style-name="P18"/>
      <text:p text:style-name="P18">Peningkatan engagement ini dikarenakan praktek-praktek design thinking yang membuat karyawan lebih dekat dengan customer dan kualitas kerjasama antar karyawan. Termasuk karyawan yang lintas fungsi, itu bisa jadi lebih baik.</text:p>
      <text:p text:style-name="P18"/>
      <text:p text:style-name="P18">Nah apa contoh praktek-praktek yang saya maksud tadi? Pertama, praktek melibatkan customer saat empathize dan testing itu ternyata meningkatkan rasa kepedulian emosional karyawan terhadap customer, dan juga menyamakan persepsi antar karyawan terkait apasih yang paling penting bagi customer.</text:p>
      <text:p text:style-name="P18"/>
      <text:p text:style-name="P37"><text:span text:style-name="T3">Kedua, praktek pembentukan tim yang heterogen, praktek ini meningkatkan keselarasan antar fungsi yang berbeda, sehingga mengurangi mentalitas </text:span><text:span text:style-name="T5">silo dan memperkuat keterbukaan sehingga kolaborasi lintas fungsi itu akan berjalan dengan lebih baik.</text:span></text:p>
      <text:p text:style-name="P19"/>
      <text:p text:style-name="P19">Ketiga, praktek diskusi-diskusi yang terstruktur dan terarah, sehingga karyawan lebih nyaman untuk berinovasi bersama. Misalnya di tahap awal, tim itu sama-sama fokus pada masalah, tanpa langsung mendebatkan solusi, saat diskusi ideation, barulah setiap orang diminta untuk berkontribusi ide, dan pembuatan keputusan terkait solusi pun dilakukan secara adil melalui prototyping dan testing.</text:p>
      <text:p text:style-name="P19"/>
      <text:p text:style-name="P37"><text:span text:style-name="T5">Kesimpulan nya manfaat design thining itu bukan hanya melekat pada inovasi saja, tetapi proses design thinking itu sendiri</text:span><text:span text:style-name="T3"><text:tab/></text:span><text:span text:style-name="T6">juga bisa membuat karyawan lebih engage untuk berinovasi bersama-sama demi kebaikan, baik pelanggan ataupun perusahaan.</text:span></text:p>
      <text:p text:style-name="P20"/>
      <text:p text:style-name="P20"/>
      <text:p text:style-name="P20"/>
      <text:p text:style-name="P20"/>
      <text:p text:style-name="P20"/>
      <text:p text:style-name="P3"><text:span text:style-name="T6">K</text:span><text:span text:style-name="T3">enapa harus pakai design thinking untuk inovasi?</text:span></text:p>
      <text:p text:style-name="P32"/>
      <text:p text:style-name="P21">Tentunya selain desgin thinking ada banyak sekali metode inovasi, tapi kenapa kok kita harus atau paling tidak mencoba design thinking?</text:p>
      <text:p text:style-name="P21"/>
      <text:p text:style-name="P21">Banyak dari kita mungkin mendengar bagaimana design thinking berhasil mengeluarkan kreativitas karyawan secara utuh sehingga mampu menghasilkan inovasi yang radikal.</text:p>
      <text:p text:style-name="P21"/>
      <text:p text:style-name="P21">Pertanyaan nya? Kok bisa ya? </text:p>
      <text:p text:style-name="P21"/>
      <text:p text:style-name="P21">Mari kita bahas, secara fundamental, menurut pakar design thinking jeanne liedtka, kekuatan utama design thinking itu adalah bagaimana metodologi nya itu merancang untuk secara halus melawan kecenderungan-kecenderungan sifat manusia yang membatasi kreativitas dan proses inovasi itu sendiri. </text:p>
      <text:p text:style-name="P21"/>
      <text:p text:style-name="P21">Untuk tahap empathize, design thinking itu menggunakan metodologi riset kualitatif, seperti interview dibandingkan kuantitatif seperti survey, dengan tujuan untuk mendorong kita menggali kebutuhan customer itu lebih dalam, karena saat melakukan riset yang kuantitatif itu ada kecenderungan untuk kita menjadi terpaku terhadap tren data yang jelas terlihat yang mana biasa nya hanya menunjukkan kebutuhan customer di permukaan saja. Yaitu sebatas yang customer mampu ekspresikan. </text:p>
      <text:p text:style-name="P21"/>
      <text:p text:style-name="P21">Sedangkan, metode riset kualitatif yang bersifat etnografis kita mampu menggali kebutuhan customer yang lebih dalam, yang mana mungkin mereka sulit mengekspresikan bila kita tidak menggali nya. </text:p>
      <text:p text:style-name="P21"/>
      <text:p text:style-name="P21">Nah kebutuhan yang tersembunyi inilah yang biasa nya akhirnya membuka pintu munculnya inovasi radikal. </text:p>
      <text:p text:style-name="P21"/>
      <text:p text:style-name="P21">Dalam proses ideation misalnya, versi design thinking itu terlihat seperti dirancang dengan banyak mekanisme untuk melawan beberapa kecenderungan negatif kita saat melakukan ideation. Misalnya saat diskusi ideation secara tim, setiap orang itu melakukan pencarian ide itu secara individu dulu, kemudian tertulis, lalu kemudian baru setiap orang diberikan kesempatan untuk mengekspresikan semua ide nya. </text:p>
      <text:p text:style-name="P21"/>
      <text:p text:style-name="P21">Hal ini membuat diskusi menjadi dinamis, dimana tim sama-sama mengolah banyak ide yang terkumpul secara kreatif, tanpa proses ideation secara individu terlebih dahulu, ada kecenderungan diskusi nya hanya membahas sedikit ide orang-orang yang vokal dan mungkin berposisi tinggi dan cepat mengarah ke pembahasan implementasi sebelum ideation itu dilakukan secara maksimal.</text:p>
      <text:p text:style-name="P21"/>
      <text:p text:style-name="P21">Kemudian dalam tahap prototype, design thinking itu meminta kita untuk memulai dahulu dengan prototype yang murah, yang sederhana, yang sangat jauh dari hasil akhir yang kita bayangkan, hal ini ialah untuk mencegah kecenderungan kita untuk membuat prototype yang mendekati bentuk akhir yang mana itu bisa membuat kita terpaku pada prototype pertama dan tidak terdorong melakukan iterasi secara signifikan, nah dengan prototype yang sederhana tadi yang dimiliki design thinking, kita mempunyai fleksibilitas untuk mengubah solusi berdasarkan pembelajaran yang kita dapat sepanjang jalan.</text:p>
      <text:p text:style-name="P21"/>
      <text:p text:style-name="P21">Maka kita bisa menjadi lebih leluasa untuk tetap melakukan eksperimentasi dengan ide-ide baru di setiap iterasi yang kita lakukan. <text:span text:style-name="T28">Jadi sekali lagi kenapa harus menggunakan design thinking? Jawabannya adalah karena mekanisme dalam setiap tahapan design thinking dirancang untuk sebisa mungkin memaksimalkan potensi setiap orang yang terlibat sebagai inovator benar-benar keluar, dan kreativitas nya bisa melahirkan inovasi yang radikal bahkan.</text:span></text:p>
      <text:p text:style-name="P21"/>
      <text:p text:style-name="P33"><text:soft-page-break/>Menggunakan Design thinking dan Agile development dalam inovasi</text:p>
      <text:p text:style-name="P33"/>
      <text:p text:style-name="P22">anda sudah mengetahui tentang design thinking dan bisa jadi anda juga pernah mendengar atau bahkan tau apa yang disebut dengan agile development. Sering kali dua terminologi ini digunakan bersamaan. Atau paling tidak sering anda dengar bersamaan. </text:p>
      <text:p text:style-name="P22"/>
      <text:p text:style-name="P22">Sebenarnya apasih perbedaan design thinking dan agile development, dan kapan kita harus lakukan design thinking, kapan kita harus lakukan agile development.</text:p>
      <text:p text:style-name="P22"/>
      <text:p text:style-name="P22">Dalam era bisnis yang penuh ketidakpastian seperti saat ini, penulis buku the innovator method melihat bahwa perusahaan-perusahaan yang terus sukses berinovasi ialah mereka yang menggunakan lebih banyak metode inovasi dibandingkan perusahaan lainnya.</text:p>
      <text:p text:style-name="P22"/>
      <text:p text:style-name="P22">Nah salah satunya adalah design thinking, jadi design thinking itu bukan satu-satunya metode inovasi yang digunakan dalam suatu perusahaan. Bahkan inovasi itu menjadi kuat, apabila design thinking itu dikombinasikan dengan metode lain. Salah satunya adalah agile development. </text:p>
      <text:p text:style-name="P22"/>
      <text:p text:style-name="P22">Terkait penggunaan kedua metode tersebut, dalam buku the innovators method juga dituliskan bahwa sebaiknya kita menggunakan design thinking dan agile development itu bersamaan. Supaya apa? Supaya implementasi nya itu jadi lebih mudah. </text:p>
      <text:p text:style-name="P22"/>
      <text:p text:style-name="P22">Inti dari agile development itu adalah proses membangun solusi yang memiliki value tinggi yang itu datang dari sudut pandang customer. Yang dilakukan dengan cepat, adaptif, dan juga iteratif. Dalam praktek nya solusi itu dikembangkan melalui siklus-siklus iterasi pendek dimana setiap siklus nya menghasilkan <text:span text:style-name="T29">versi solusi yang masih in progress, tapi sudah mampu memberikan value tertentu kepada customer. </text:span></text:p>
      <text:p text:style-name="P22"/>
      <text:p text:style-name="P23">Nah solusi in progress ini di uji coba kan dengan customer dan pembelajaran yang didapat digunakan untuk melakukan perbaikan dan adaptasi atau bahkan perubahan pada siklus berikutnya.</text:p>
      <text:p text:style-name="P23"/>
      <text:p text:style-name="P23">Sampai disini kita sudah bisa melihat bahwa fokus dari agile development dalam proses inovasi itu berbeda dari design thinking.</text:p>
      <text:p text:style-name="P23"/>
      <text:p text:style-name="P23">Design thinking titik beratnya adalah menemukan masalah customer yang tepat. Lalu menghasilkan pilihan-pilihan solusi, sedangkan agile development fokus nya adalah pada pengembangan dan penyempurnaan dari solusi tersebut. </text:p>
      <text:p text:style-name="P23"/>
      <text:p text:style-name="P23">Maka agile development itu tepat untuk digunakan pada fase pengembangan solusi atau lebih tepatnya lagi, agile development itu digunakan setelah mendapatkan prototype solusi yang sudah tervalidasi dari proses design thinking. Biasa terjadi setelah beberapa kali melakukan iterasi awal.</text:p>
      <text:p text:style-name="P23"/>
      <text:p text:style-name="P23">Pendekatan agile development digunakan untuk memastikan bahwa solusi yang telah dihasilkan oleh desgin thinking itu benar-benar dapat dibangun cepat dan juga tetap melibatkan customer dan juga tetap ada aktif terhadap perubahan dari kondisi.</text:p>
      <text:p text:style-name="P23"/>
      <text:p text:style-name="P23">Perlu dicatat bahwa proses design thinking tidak dihentikan ketika agile development itu dijalankan, jadi kapanpun, tim itu bisa melakukan ulang tahapan-tahapan design thinking bersamaan dengan jalannya agile development.</text:p>
      <text:p text:style-name="P23"/>
      <text:p text:style-name="P23">Agile development sudah terbukti dapat memperkuat design thinking, karena memang kedua nya memiliki kesamaan terkait prinsip inovasi yang mendasari prosesnya.</text:p>
      <text:p text:style-name="P23"/>
      <text:p text:style-name="P23"><text:soft-page-break/>Pertama, kedua metode itu menghargai masukan dari customer, sehingga value dan kriteria kesuksesan itu ditentukan customer, bukan dari sudut pandang tim,designer atau developer.</text:p>
      <text:p text:style-name="P23"/>
      <text:p text:style-name="P23">Kedua, kedua metode itu melibatkan iterasi dan perbaikan kelanjutan, sehingga sama-sama responsif terhadap pembelajaran baru dan fleksibel terhadap adanya perubahan.</text:p>
      <text:p text:style-name="P23"/>
      <text:p text:style-name="P23">Ketiga, kedua proses menjunjung tinggi pemberdayaan dan kerjasama yang erat antara anggota tim yang datang dari lintas divisi demi menghasilkan solusi yang terbaik.</text:p>
      <text:p text:style-name="P23"/>
      <text:p text:style-name="P23">Maka dari itu, agile development sering digunakan bersama design thinking untuk membuat proses inovasi menjadi lebih optimal, terutama dalam aspek pembangunan dan implementasi dari solusi yang sudah tervalidasi.</text:p>
      <text:p text:style-name="P23"/>
      <text:p text:style-name="P23"/>
      <text:p text:style-name="P34">5 area penggunaan design thinking</text:p>
      <text:p text:style-name="P34"/>
      <text:p text:style-name="P24">ketika kita mendengar design thinking, sering kali asosiasi kita adalah, pada design produk. Dan itu tidak 100% salah, karena memang cikal bakal nya dari sana.</text:p>
      <text:p text:style-name="P24"/>
      <text:p text:style-name="P24">Namun tahukah anda, bahwa sekarang ini design thinking digunakan diberbagai area didalam kehidupan kita. Bukan hanya bisnis, tapi juga di dunia sosial, nah apa aja sih area-area nya dan mana diantara area itu mungkin cocok dengan bidang kerja anda saat ini?</text:p>
      <text:p text:style-name="P24"/>
      <text:p text:style-name="P24">Mari kita bahas</text:p>
      <text:p text:style-name="P24"/>
      <text:p text:style-name="P24">saat design thinking mulai digunakan dalam dunia bisnis oleh konsultan design ideo dekade tahun 1990-an, penggunaan utama dari design thinking itu adalah untuk melahirkan inovasi produk. Sekarang, kurang lebih tiga dekade setelahnya, design thinking digunakan oleh banyak sekali tipe inovasi, baik didalam dunia bisnis, ataupun sosial, dalam bagian ini kita akan membahas 5 area umum dimana design thinking, saat ini sering digunakan.</text:p>
      <text:p text:style-name="P24"/>
      <text:p text:style-name="P24">Area pertama adalah dalam hal pengembangan produk baru. Dalam mengembangkan produk baru, biasanya kesulitannya itu bukan karena keterbatasan teknologi, melainkan dalam mencari cara bagaimana teknologi yang ada bisa dijadikan produk yang dapat memberikan manfaat sebanyak mungkin kepada customer. </text:p>
      <text:p text:style-name="P24"/>
      <text:p text:style-name="P24">Dan untuk menemukan itu kita harus benar-benar memahami orang-orang yang menjadi target customer kita dan apasih yang menjadi kebutuhan spesifik mereka yang bisa kita penuhi dengan teknologi itu. Terkait hal itu, design thinking menjadi sangat membantu.</text:p>
      <text:p text:style-name="P24"/>
      <text:p text:style-name="P24">Area kedua, adalah dalam menciptakan layanan baru. Inovasi layanan pada umumnya melibatkan perubahan terkait bagaimana layanan itu diberikan, seperti layanan baru untuk konsultasi pelanggan, otomatisasi, atau digitalisasi layanan, atau bisa jadi opsi pembayaran baru untuk pelanggan dan masih banyak lagi. </text:p>
      <text:p text:style-name="P24"/>
      <text:p text:style-name="P24">Karena layanan melibatkan interaksi dengan customer yang mendalam, maka pendekatan yang <text:span text:style-name="T30">human centered, seperti yang dimiliki oleh design thinking bisa memberikan banyak sekali ide-ide baru untuk melakukan re-design atau peningkatan kualitas dari layanan.</text:span></text:p>
      <text:p text:style-name="P24"/>
      <text:p text:style-name="P25">Area ketiga adalah dalam merancang model bisnis baru. Pada dasarnya, inovasi model bisnis adalah upaya kita mengubah cara perusahaan memberikan nilai tambah kepada customer, menciptakan nilai tambah tersebut, dan akhirnya bagaimana kita bisa menghasilkan keuntungan dari nilai tambah tadi.</text:p>
      <text:p text:style-name="P25"/>
      <text:p text:style-name="P25"/>
      <text:p text:style-name="P25"><text:soft-page-break/>Design thinking akan memastikan dari model bisnis yang dirancang, itu akan cocok dengan perilaku konsumen. Dan juga dengan jenis bisnis anda. Jangan sampai produk atau layanan yang sudah terbukti disukai konsumen, tetapi ternyata model bisnis nya justru menyulitkan konsumen, atau bahkan merugikan bisnis anda sendiri.</text:p>
      <text:p text:style-name="P25"/>
      <text:p text:style-name="P25">Area keempat adalah dalam mendesain inovasi organisasi. Yang dimaksud dengan inovasi organisasi itu adalah melakukan perubahan pada proses bisnis dalam organisasi anda, atau pada sistem management, atau pada infrastruktur organisasi. Agar karyawan dan <text:s/>stakeholder yang terkait itu dapat melakukan aktivitas atau pekerjaan mereka lebih efektif dan lebih efisien.</text:p>
      <text:p text:style-name="P25"/>
      <text:p text:style-name="P25">Jadi design thinking itu tidak selalu untuk customer eksternal, bisa juga untuk internal customer.</text:p>
      <text:p text:style-name="P25"/>
      <text:p text:style-name="P25">Design thinking pada konteks itu memastikan bahwa proses inovasi nya itu user centric dan dua arah, eksploratif dibandingkan hanya mengadopsi base practice dari perusahaan lain, dan akhirnya melakukan beragam eksperimentasi yang tidak hanya berdasarkan pada asumsi.</text:p>
      <text:p text:style-name="P25"/>
      <text:p text:style-name="P25">Are kelima adalah mendesain inovasi sosial. Invoasi sosial adalah untuk solusi masalah dan tantangan sosial itu yang didorong bukan oleh pencarian profit atau keuntungan, seperti membantu masyarakat untuk malnutrisi atau kemacetan, polusi, limbah, pendidikan dan masih banyak lagi.</text:p>
      <text:p text:style-name="P25"/>
      <text:p text:style-name="P25">Metode design thinking ini memastikan bahwa permasalah yang diatasi itu didefinisikan sesuai dengan kebutuhan penduduk setempat, dan solusi yang dikembangkan disesuaikan dengan konteks lokal, sehingga apapun nanti solusi itu tidak generic dan akhirnya benar-benar digunakan, diadopsi oleh masyarakat yang menjadi sasarannya.</text:p>
      <text:p text:style-name="P25"/>
      <text:p text:style-name="P25">Itulah yang kemudian membuat design thinking menjadi semakin populer saat ini di lingkaran instansi pemerintah, NGO, ataupun juga lembaga sosial.</text:p>
      <text:p text:style-name="P25"/>
      <text:p text:style-name="P25">Demikianlah gambaran umum terkait area-area pengguna design thinking. Jadi anda tidak harus menjadi orang produk untuk mempraktekkan design thinking.</text:p>
      <text:p text:style-name="P25"/>
      <text:p text:style-name="P25">Dan kami yakin, apapun area kerja anda, design thinking akan bisa diaplikasikan.</text:p>
      <text:p text:style-name="P25"/>
      <text:p text:style-name="P25"/>
      <text:p text:style-name="P25"/>
      <text:p text:style-name="P25"/>
      <text:p text:style-name="P25"/>
      <text:p text:style-name="P43">Cara memimpin tim menjalankan design thinking</text:p>
      <text:p text:style-name="P44"/>
      <text:p text:style-name="P39">mungkin saat ini anda telah semangat untuk mengajak tim anda untuk menerapkan design thinking, supaya bisa melahirkan beragam inovasi.</text:p>
      <text:p text:style-name="P39"/>
      <text:p text:style-name="P39">Tapi perlu hati-hati, ternyata tidak semudah itu, walaupun terlihat gampang design thinking itu dijalankan, tapi ternyata banyak hal yang bisa membuat tim anda akhirnya tidak benar-benar bisa menjalankannya dengan baik.</text:p>
      <text:p text:style-name="P39"/>
      <text:p text:style-name="P39">Dan anda sebagai leader harus tahu dulu, apa hal-hal yang dapat menyebabkan itu dan harus mulai mengantisipasi nya. Bagaimana caranya? Mari kita bahas.</text:p>
      <text:p text:style-name="P39"/>
      <text:p text:style-name="P39">Setelah memperlajari design thinking beberapa dari anda mungkin langsung semangat, dan ingin segera mengimplementasikannya di perusahaan atau setidak nya di tim anda.</text:p>
      <text:p text:style-name="P39"/>
      <text:p text:style-name="P39">Memang salah satu daya tarik dari design thinking adalah tahapan nya yang praktis dan bisa dijalankan dengan skala atau sumber daya yang minim. Namun perlu juga anda ketahui, walaupun tim anda seperti nya mampu menjalankan setiap tahapan dari design thinking, namun belum tentu mereka bisa mengatasi faktor ketidaknyamanan yang akan mereka rasakan ketika menjalankan design thinking.</text:p>
      <text:p text:style-name="P39"/>
      <text:p text:style-name="P39">Dan obat dari itu hanya satu, yaitu kepemimpinan anda. Tim anda itu membutuhkan leader yang mampun membimbing dan mendukung mereka dalam mengatasi ketidaknyamanan yang biasanya akan mereka rasakan ketika pertama kali <text:span text:style-name="T31">praktek design thinking.</text:span></text:p>
      <text:p text:style-name="P39"/>
      <text:p text:style-name="P40">Maka seorang leader yang aktif dan efektif itu krusial untuk memastikan bahwa implementasi dari design thinking itu sukses dijalankan dalam tim atau perusahaan anda.</text:p>
      <text:p text:style-name="P40"/>
      <text:p text:style-name="P40">Sebelum kami jelaskan tentang leadership seperti apa yang dibutuhkan kita perlu pahami terlebih dulu ketidaknyamanan yang mungkin dirasakan oleh sebagian besar dari tim anda.</text:p>
      <text:p text:style-name="P40"/>
      <text:p text:style-name="P40">Ketidaknyamanan yang dimaksud ini bukan sekedar tidaknyamanan karena mereka belum terbiasa menggunakan teknik nya, tapi lebih dari itu. Ketidaknyamanan yang dimaksud ini timbul karena design thinking menuntut mereka untuk menggunakan pola pikir atau cara pandang yang bisa jadi itu sangat berbeda dengan apa yang selama ini dibentuk oleh perusahaan anda, lingkungan mereka atau bahkan dunia bisnis secara umum.</text:p>
      <text:p text:style-name="P40"/>
      <text:p text:style-name="P40">Beberapa contoh umum yang sering terjadi, para karyawan selama ini diajarkan untuk objektif dan rasional, tapi saat mereka melakukan empathize, bisa dibilang cukup subjektif dan personal proses nya. Dan saat ideation misalnya, mereka itu tidak boleh buru-buru mengunci solusi dan harus eksplorasi ide sebanyak mungkin, seliar mungkin lebih dulu, dan hal ini tidak nyaman bagi mereka yang mungkin terbiasa untuk selalu bergerak cepat, segera memutuskan, berpikir praktis, realistis. Dan yang paling menantang, adalah mereka harus membiasakan diri dengan apa yang mereka paling hindari, yaitu kegagalan dan kesalahan.</text:p>
      <text:p text:style-name="P40"/>
      <text:p text:style-name="P40">Yang mana kemungkinan besar akan mereka alami berulang kali saat mereka melakukan design thinkig, pada saat prototyping, testing, disetiap proses iterasi. Jadi memang ketidaknyamanan nya itu tidak sedikit, namun tentu harus disadari segala hal yang membuat mereka tidak nyaman ini yang nanti justru bisa membantu mereka melahirkan beragam terobosan inovasi. Oleh karena itu, leader seperti anda perlu mengetahui, bagaimana cara membantu tim, agar bisa mengatasi semua ketidaknyamanan itu.</text:p>
      <text:p text:style-name="P40"/>
      <text:p text:style-name="P40"/>
      <text:p text:style-name="P41">Riset yang dilakukan oleh <text:span text:style-name="T32">Bason dan Austin terhadap perushaan-perusahaan di lima negara menunjukkan ada tiga hal utama yang perlu dilakukan leader saat memipin tim dalam mengimplementasikan design thinking agar perlahan-lahan rasa ketidaknyamanan tadi itu bisa hilang.</text:span></text:p>
      <text:p text:style-name="P40"/>
      <text:p text:style-name="P42">Pertama adalah mengelola empati. Leader perlu secara aktif mengajak tim mendiskusikan perasaan mereka setelah melakukan empathize dengan customer. Beberapa akan sedih setelah mendengar rasa sakit yang dialami oleh customer, namun ada juga yang menjadi defensif terhadap masukan customer, dan apapun perasaan nya leader perlu mampu mengubah nya menjadi keinginan, untuk melakukan perbaikan demi perbaikan.</text:p>
      <text:p text:style-name="P42"/>
      <text:p text:style-name="P42">Kedua, leader perlu membiasakan tim dengan ketidakjelasan. Ketidakjelasan yang dimaksud ini adalah ketidakjelasan arah yang mungkin terasa karena memang proses eksplorasi yang lebih lama dari biasanya dan ketidakpastian dari hasil akhir proyek yang dijalankan.</text:p>
      <text:p text:style-name="P42">Maka leader perlu aktif dan konsisten menenangkan kekhawatiran dan keresahan tim. Dan mengalihkan fokus mereka dari penyelesaian proyek ke penemuan solusi terbaik bagi customer.</text:p>
      <text:p text:style-name="P42"/>
      <text:p text:style-name="P42">Ketiga, memberikan ruang untuk kegagalan. Terkait untuk prototyping dan testing leader perlu mengkomunikasikan diawal pada tim. Bahwa prototype yang dengan customer itu bukan berarti kegagalan, namun sebaliknya kegagalan tersebut itu dimaknai sebagai progres, kenapa? Karena tim jadi mendapat pembelajaran dari customer, sehingga akhirnya mengurangi ketidakpastian yang ada.</text:p>
      <text:p text:style-name="P42"/>
      <text:p text:style-name="P42">Seorang leader perlu menanamkan cara pandang yang seperti ini pada tim, agar mereka tidak takut dengan kemungkinan eksperimen nya akan gagal, khusus pada iterasi-iterasi awal.</text:p>
      <text:p text:style-name="P42"/>
      <text:p text:style-name="P42">Itulah tiga hal yang perlu anda lakukan sebagai seorang leader agar tim anda bisa terus semangat dalam melaksanakan tahapan-tahapan dari design thinking.</text:p>
      <text:p text:style-name="P42"/>
      <text:p text:style-name="P42">Ingat bahwa semangat inilah yang menjadi bahan bakar dan menjadi kunci sukses tim anda bisa melahirkan beragam inovasi di perusahaan.</text:p>
      <text:p text:style-name="P42"/>
      <text:p text:style-name="P42"/>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30T16:40:57.270928674</dc:date>
    <meta:editing-duration>PT18H33M13S</meta:editing-duration>
    <meta:editing-cycles>153</meta:editing-cycles>
    <meta:generator>LibreOffice/7.2.6.2$Linux_X86_64 LibreOffice_project/20$Build-2</meta:generator>
    <meta:document-statistic meta:table-count="0" meta:image-count="0" meta:object-count="0" meta:page-count="14" meta:paragraph-count="172" meta:word-count="5211" meta:character-count="37880" meta:non-whitespace-character-count="32794"/>
  </office:meta>
</office:document-meta>
</file>